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264in"/>
    </style:style>
    <style:style style:name="co4" style:family="table-column">
      <style:table-column-properties fo:break-before="auto" style:column-width="0.9575in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3">
          <table:table-cell table:style-name="ce1" office:value-type="string">
            <text:p>The Word of God became flesh and dwelt with us. John the Baptist bore witness to him. Andrew told Simon Peter and they followed Jesus.</text:p>
          </table:table-cell>
          <table:table-cell table:style-name="Default" office:value-type="string">
            <text:p>John 1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turned water into wine at a wedding. He drove money-changers from the temple. He said, "Destroy this temple and I will raise it."</text:p>
          </table:table-cell>
          <table:table-cell table:style-name="Default" office:value-type="string">
            <text:p>John 2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told Nicodemus, "Be born again. Whoever believes in the Son will have eternal life." John the Baptist said, "He is above all."</text:p>
          </table:table-cell>
          <table:table-cell table:style-name="Default" office:value-type="string">
            <text:p>John 3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spoke with a Samaritan woman about her husbands. She said, "Can this be the Christ?" Many believed. He healed an official's son.</text:p>
          </table:table-cell>
          <table:table-cell table:style-name="Default" office:value-type="string">
            <text:p>John 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healed a man at Bethesda. He said, "The Son only does what he sees the Father doing. My works and the Scriptures bear witness."</text:p>
          </table:table-cell>
          <table:table-cell table:style-name="Default" office:value-type="string">
            <text:p>John 5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fed 5,000 men and walked across the sea. He said, "I am the bread of life. My flesh is true food." Many disciples turned back.</text:p>
          </table:table-cell>
          <table:table-cell table:style-name="Default" office:value-type="string">
            <text:p>John 6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went to the feast. The people said, "Is this the Christ?" The chief priests tried to arrest him. He called out, "Come and drink."</text:p>
          </table:table-cell>
          <table:table-cell table:style-name="Default" office:value-type="string">
            <text:p>John 7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did not condemn a woman caught in adultery. The Pharisees questioned him. He said, "If God were your Father you would love me."</text:p>
          </table:table-cell>
          <table:table-cell table:style-name="Default" office:value-type="string">
            <text:p>John 8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healed a blind man on the Sabbath. The Pharisees called the man and threw him out. Jesus said, "I came that the blind may see."</text:p>
          </table:table-cell>
          <table:table-cell table:style-name="Default" office:value-type="string">
            <text:p>John 9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Jesus said, "I am the good shepherd. I give my life for the sheep." They asked, "Are you the Christ?" He said, "My sheep follow me."</text:p>
          </table:table-cell>
          <table:table-cell table:style-name="Default" office:value-type="string">
            <text:p>John 10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0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imiah Woods</meta:initial-creator>
    <meta:creation-date>2015-01-13T17:58:07</meta:creation-date>
    <dc:date>2015-05-29T10:23:19</dc:date>
    <dc:creator>Jerimiah Woods</dc:creator>
    <meta:editing-duration>PT6M32S</meta:editing-duration>
    <meta:editing-cycles>3</meta:editing-cycles>
    <meta:generator>OpenOffice/4.1.0$Unix OpenOffice.org_project/410m18$Build-9764</meta:generator>
    <meta:document-statistic meta:table-count="3" meta:cell-count="20" meta:object-count="0"/>
    <meta:user-defined meta:name=""/>
  </office:meta>
</office:document-meta>
</file>